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work on Kerr transforms and geodesics does not rely upon Geometric Algebra and uses the intrinsic Maxima functions within ctensor()</text:p>
      <text:p text:style-name="P1"/>
      <text:p text:style-name="P1">Notes on the ingoing geodesics for matter as derived from the Kerr-Athel metric!</text:p>
      <text:p text:style-name="Standard"/>
      <text:p text:style-name="Standard"><text:s/>I have used the words 'mixed frame' for ratios of differentials (derivatives) for which the numerator is in the (fast time) cosmic rest frame and the denominator is in the (slow time) frame for matter moving relative to the cosmic background.</text:p>
      <text:p text:style-name="Standard"/>
      <text:p text:style-name="Standard">So a mixed <text:s/>velocity can have an ingoing value &lt; -1</text:p>
      <text:p text:style-name="Standard"/>
      <text:p text:style-name="Standard">The rest frame velocity in natural units must still be kept in the range [-1,0] but this is not an input.</text:p>
      <text:p text:style-name="Standard"/>
      <text:p text:style-name="Standard">The proper time is tau with differential, dtau, although the intrinsic functions within Maxima ctensor() use ds to find geodesics.</text:p>
      <text:p text:style-name="Standard"/>
      <text:p text:style-name="Standard"><text:span text:style-name="T1">For the 2D radial versions</text:span>, use two second order ordinary differential equations (ODEs) that can be integrated as four ODEs with the maxima Runge-Kutta function, rk(..).</text:p>
      <text:p text:style-name="Standard"/>
      <text:p text:style-name="Standard">The spatial equation turns out to be the same as Alan Guth gets using the Schwarzschild metric <text:s/>and that equation appears to be very simple, like a 'mixed' form of Newton's equation!</text:p>
      <text:p text:style-name="Standard"/>
      <text:p text:style-name="Standard">The second equation (for the evolution of the time dilation) derived from my metric was not given for the Schwarzschild metric in the online lecture.</text:p>
      <text:p text:style-name="Standard"/>
      <text:p text:style-name="Standard">It looks like the two metrics may be spatially equivalent but mine does not have infalling matter becoming frozen on the Schwarzschild event horizon (as seen from the rest frame), we just sail right down past the gravitational radius.</text:p>
      <text:p text:style-name="Standard"/>
      <text:p text:style-name="Standard"><text:span text:style-name="T1">For the 3D planar versions</text:span>, components of velocity are used; radial and tangential. However, dr by dt is always radial so this needs some care.</text:p>
      <text:p text:style-name="Standard"/>
      <text:p text:style-name="Standard">It could be worth extending the domain and varying other input parameters (initial mixed velocity, mass and miss distance) to see if matter particles could really glance off some compact masses with persistent time dilatio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13M55S</meta:editing-duration>
    <meta:editing-cycles>21</meta:editing-cycles>
    <meta:generator>OpenOffice.org/3.3$Win32 OpenOffice.org_project/330m20$Build-9567</meta:generator>
    <dc:date>2022-04-19T10:47:27.59</dc:date>
    <dc:creator>s </dc:creator>
    <meta:document-statistic meta:table-count="0" meta:image-count="0" meta:object-count="0" meta:page-count="1" meta:paragraph-count="12" meta:word-count="309" meta:character-count="1845"/>
    <meta:user-defined meta:name="Info 1"/>
    <meta:user-defined meta:name="Info 2"/>
    <meta:user-defined meta:name="Info 3"/>
    <meta:user-defined meta:name="Info 4"/>
  </office:meta>
</office:document-meta>
</file>